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Jeu de donnée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Trustworthiness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Error 1-NN</text:p>
          </table:table-cell>
          <table:table-cell office:value-type="string" calcext:value-type="string">
            <text:p>T=12</text:p>
          </table:table-cell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L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09" calcext:value-type="float">
            <text:p>0,9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LLE</text:p>
          </table:table-cell>
          <table:table-cell office:value-type="float" office:value="0.8255" calcext:value-type="float">
            <text:p>0,8255</text:p>
          </table:table-cell>
          <table:table-cell office:value-type="float" office:value="0.9646" calcext:value-type="float">
            <text:p>0,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LE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LLE</text:p>
          </table:table-cell>
          <table:table-cell office:value-type="float" office:value="0.9384" calcext:value-type="float">
            <text:p>0,9384</text:p>
          </table:table-cell>
          <table:table-cell office:value-type="float" office:value="0.9849" calcext:value-type="float">
            <text:p>0,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LLE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724" calcext:value-type="float">
            <text:p>0,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TSNE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821" calcext:value-type="float">
            <text:p>0,9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TSNE</text:p>
          </table:table-cell>
          <table:table-cell office:value-type="float" office:value="0.9989" calcext:value-type="float">
            <text:p>0,9989</text:p>
          </table:table-cell>
          <table:table-cell office:value-type="float" office:value="0.9981" calcext:value-type="float">
            <text:p>0,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TSNE</text:p>
          </table:table-cell>
          <table:table-cell office:value-type="float" office:value="0.9993" calcext:value-type="float">
            <text:p>0,9993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TSNE</text:p>
          </table:table-cell>
          <table:table-cell office:value-type="float" office:value="0.9962" calcext:value-type="float">
            <text:p>0,9962</text:p>
          </table:table-cell>
          <table:table-cell office:value-type="float" office:value="0.9911" calcext:value-type="float">
            <text:p>0,9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TSNE</text:p>
          </table:table-cell>
          <table:table-cell office:value-type="float" office:value="0.9969" calcext:value-type="float">
            <text:p>0,9969</text:p>
          </table:table-cell>
          <table:table-cell office:value-type="float" office:value="0.9753" calcext:value-type="float">
            <text:p>0,9753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C1:Feuille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D1:Feuille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22:00:53.146223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41:12.050211679</meta:creation-date>
    <dc:date>2019-01-10T22:14:22.006058205</dc:date>
    <meta:editing-duration>PT17M10S</meta:editing-duration>
    <meta:editing-cycles>8</meta:editing-cycles>
    <meta:generator>LibreOffice/6.1.4.2$Linux_X86_64 LibreOffice_project/10$Build-2</meta:generator>
    <meta:document-statistic meta:table-count="1" meta:cell-count="56" meta:object-count="0"/>
  </office:meta>
</office:document-meta>
</file>